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rsid="0007fe4e" officeooo:paragraph-rsid="0002335d"/>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02335d"/>
    </style:style>
    <style:style style:name="P4" style:family="paragraph" style:parent-style-name="Text_20_body">
      <style:paragraph-properties fo:margin-left="0in" fo:margin-right="0in" fo:text-indent="0in" style:auto-text-indent="false"/>
      <style:text-properties officeooo:paragraph-rsid="0002335d"/>
    </style:style>
    <style:style style:name="P5" style:family="paragraph" style:parent-style-name="Text_20_body">
      <style:paragraph-properties fo:margin-left="0in" fo:margin-right="0in" fo:text-align="center" style:justify-single-word="false" fo:text-indent="0in" style:auto-text-indent="false" fo:break-before="page"/>
      <style:text-properties officeooo:rsid="0002335d" officeooo:paragraph-rsid="0002335d"/>
    </style:style>
    <style:style style:name="P6" style:family="paragraph" style:parent-style-name="workcited">
      <style:text-properties officeooo:rsid="0002335d" officeooo:paragraph-rsid="0002335d"/>
    </style:style>
    <style:style style:name="P7" style:family="paragraph" style:parent-style-name="Text_20_body">
      <style:paragraph-properties fo:margin-left="0in" fo:margin-right="0in" fo:text-align="center" style:justify-single-word="false" fo:text-indent="0in" style:auto-text-indent="false"/>
      <style:text-properties officeooo:rsid="00038304" officeooo:paragraph-rsid="00038304"/>
    </style:style>
    <style:style style:name="P8" style:family="paragraph" style:parent-style-name="Text_20_body">
      <style:text-properties officeooo:paragraph-rsid="00088601"/>
    </style:style>
    <style:style style:name="T1" style:family="text">
      <style:text-properties officeooo:rsid="0002335d"/>
    </style:style>
    <style:style style:name="T2" style:family="text">
      <style:text-properties officeooo:rsid="00038304"/>
    </style:style>
    <style:style style:name="T3" style:family="text">
      <style:text-properties officeooo:rsid="000489da"/>
    </style:style>
    <style:style style:name="T4" style:family="text">
      <style:text-properties officeooo:rsid="00053957"/>
    </style:style>
    <style:style style:name="T5" style:family="text">
      <style:text-properties officeooo:rsid="000604b3"/>
    </style:style>
    <style:style style:name="T6" style:family="text">
      <style:text-properties officeooo:rsid="0007a498"/>
    </style:style>
    <style:style style:name="T7" style:family="text">
      <style:text-properties officeooo:rsid="00088601"/>
    </style:style>
    <style:style style:name="T8" style:family="text">
      <style:text-properties officeooo:rsid="00099ac6"/>
    </style:style>
    <style:style style:name="T9" style:family="text">
      <style:text-properties officeooo:rsid="000a80c3"/>
    </style:style>
    <style:style style:name="T10" style:family="text">
      <style:text-properties officeooo:rsid="000af445"/>
    </style:style>
    <style:style style:name="T11" style:family="text">
      <style:text-properties officeooo:rsid="000dc5e5"/>
    </style:style>
    <style:style style:name="T12" style:family="text">
      <style:text-properties officeooo:rsid="000e86e2"/>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4">Kitkat Dambeck</text:p>
      <text:p text:style-name="P4">Professor Jacqueline McDaniel </text:p>
      <text:p text:style-name="P4">Expository Writing</text:p>
      <text:p text:style-name="P4"><text:span text:style-name="T1">6</text:span> <text:span text:style-name="T1">Apri</text:span><text:span text:style-name="T2">l</text:span><text:span text:style-name="T1"> </text:span>2023</text:p>
      <text:p text:style-name="P7">Reality: Subject to Interpretation</text:p>
      <text:p text:style-name="P3">To be real is to have a concrete and independent existence, that can be depended upon. However, how real something <text:span text:style-name="T2">appears </text:span>is a subjective interpretation. Thusly realness is less a factor of the <text:span text:style-name="T2">material </text:span>plane, and more of the mental plane. However that mental plane is subject to study, and like a lens, the way it effects vision can be understood. In “When I Woke Up Tuesday Morning It Was Friday” Martha Stout discusses trauma, and disassociation, through the accounts of Stout’s clinical patience. Daniel Gilbert’s “Immune to Reality” analyzes how the human psyche responds to threats to it’s mood, and the ways in which it responds. In “Myth of The Ant Queen” Steven Johnson traces the invisible lines of emergent behavior from complex systems. <text:span text:style-name="T5">R</text:span>eality is the aggregate of what appears real, <text:span text:style-name="T5">therefore </text:span>factors that effect the perception of realness, <text:span text:style-name="T2">specifically trauma and social groups</text:span>, shape how one understands reality more than the objects of reality themselves. </text:p>
      <text:p text:style-name="Text_20_body"><text:span text:style-name="T2">Reality can be understood as</text:span> the <text:span text:style-name="T2">self</text:span> be<text:span text:style-name="T2">ing </text:span>in charge of ones psyche, <text:span text:style-name="T2">but </text:span>this leadership is illusory. <text:span text:style-name="T2">S</text:span>ocial groups do more to influence<text:span text:style-name="T2"> </text:span>how one acts, and understands reality. “The driving was automatically carried out by some part of the mind, while the self part of the mind was worrying, daydreaming or listening to the radio. The experience is that of arriving at home <text:soft-page-break/>without remembering the process of the trip” (Stout 426). <text:span text:style-name="T4">C</text:span>omplex tasks can be preformed automatically, <text:span text:style-name="T2">with out conscious attention</text:span>. Driving <text:span text:style-name="T4">appears to have</text:span> a centralized conductor, identified as the self. However when driving the customs of the road, the conventions of the social group of drivers, shape decisions, <text:span text:style-name="T2">not the self</text:span>. <text:span text:style-name="T2">Because the self does not need to apply itself, t</text:span>he driver’s understanding of reality is reduced: from being present and engaged in the moment, to letting it pass by unprocessed. <text:span text:style-name="T4">This is</text:span> an automatic state, <text:span text:style-name="T4">which reduces </text:span><text:span text:style-name="T2">presence and ego; T</text:span>he brain is still a capable decision maker, <text:span text:style-name="T2">but</text:span> <text:span text:style-name="T2">processing </text:span>reality <text:span text:style-name="T2">at a </text:span>surface level. <text:span text:style-name="T2">The driver </text:span>understand<text:span text:style-name="T2">s</text:span> reality only as the generalized functions of driving. This includes the idea of a center, <text:span text:style-name="T4">a self, </text:span><text:span text:style-name="T2">but its</text:span> the concreteness is <text:span text:style-name="T2">dubious</text:span>. “We know now that systems like ant colonies don’t have real leaders, that the very idea of an ant ‘queen’ is misleading. But the desire to find pacemakers in such systems has always been powerful” (Gilbert 190). <text:span text:style-name="T2">Despite </text:span>appearance<text:span text:style-name="T2">s, a complex system’s pacemaker is </text:span>only a label for an invisible figurehead, which does not in reality exist. A pacemaker <text:span text:style-name="T6">commands</text:span><text:span text:style-name="T2"> the heart to keep rhythm,</text:span> metaphorically,<text:span text:style-name="T2"> </text:span><text:span text:style-name="T4">a </text:span>conductor, dictat<text:span text:style-name="T4">ing </text:span><text:span text:style-name="T2">order</text:span><text:span text:style-name="T4">s </text:span><text:span text:style-name="T2">to a system</text:span>. Social groups present a narrative of reality includ<text:span text:style-name="T2">ing </text:span>order, <text:span text:style-name="T2">motive</text:span>, and <text:span text:style-name="T4">pacemakers</text:span>. <text:span text:style-name="T2">Members </text:span>are subconsciously asked to <text:span text:style-name="T2">adopt </text:span>th<text:span text:style-name="T2">e </text:span>narrative in their understanding of reality <text:span text:style-name="T4">and do so </text:span>automatically. <text:span text:style-name="T2">E</text:span>ach driver is an ant colony, in which an invisible queen appears to make choices. <text:span text:style-name="T6">Each</text:span> understand<text:span text:style-name="T6">s</text:span> reality through being this queen, <text:span text:style-name="T4">yet</text:span><text:span text:style-name="T2"> </text:span>like <text:span text:style-name="T2">literal colonies</text:span>, <text:span text:style-name="T2">the queen does </text:span><text:span text:style-name="T4">preform leadership. This </text:span>conflict between reality, and understanding it in automatic states is mediated by the social groups one <text:span text:style-name="T2">is a member of</text:span>. </text:p>
      <text:p text:style-name="P8"><text:span text:style-name="T2">T</text:span>rauma altars the way the brain functions, putting one into a mode where one is less critical, and less present with, reality. <text:span text:style-name="T3">Because of this, </text:span>one’s understanding of reality is dependent <text:soft-page-break/>more on invisible <text:span text:style-name="T6">psychological </text:span>factors than it is upon material factors. “In a heartbeat, the present is perceptually and emotionally the past. These fragments of sensations and emotion are the amygdala-mediated memories of an afternoon three decades before.” (Stout 416). In this illustration, the biomechanics of trauma, particularly of the amygdala, altar the perception of reality: <text:span text:style-name="T6">t</text:span>he experience is composed of decade old memories, <text:span text:style-name="T6">and</text:span> material existence <text:span text:style-name="T6">is </text:span>removed <text:span text:style-name="T3">from it</text:span>. <text:span text:style-name="T3">Anything that exists can only be perceived by the sense</text:span><text:span text:style-name="T6">s</text:span><text:span text:style-name="T3">. </text:span><text:span text:style-name="T6">But the senses are imperfect. They often hold the </text:span><text:span text:style-name="T3">memories of traumatic experiences; </text:span><text:span text:style-name="T6">thereby</text:span><text:span text:style-name="T3"> the trauma comes between material reality and the individual. </text:span><text:span text:style-name="T6">O</text:span>ne understands reality through the lens, <text:span text:style-name="T6">or even the image, </text:span>of the <text:span text:style-name="T3">traumatic </text:span>incident. <text:span text:style-name="T6">However trauma is not the only way in which perception is altered. </text:span>“It’s easy to blame failure on the eccentricities of a unanimous judge, but it’s much more difficult to blame failure on the eccentricities of a unanimous jury.” (Gilbert 146) <text:span text:style-name="T3">P</text:span>lacing the burden of failure is easy when one’s social group is only one other person, but hard <text:span text:style-name="T7">or </text:span>impossible when <text:span text:style-name="T3">the </text:span>group <text:span text:style-name="T3">is large.</text:span> Blame is a<text:span text:style-name="T3">n understanding</text:span> of causality, the quality of being the source of an undesirable outcome. <text:span text:style-name="T7">This sense of blame is similar to the other senses; trauma can replace the material senses with memories, and social groups can replace the subject of blame with the individual. The perception of reality is built upon perception of the senses </text:span><text:span text:style-name="T3">Both trauma and social groups are</text:span> invisible factors <text:span text:style-name="T3">that </text:span>alter the way one <text:span text:style-name="T7">perceives from the scenes</text:span>, <text:span text:style-name="T3">and thereby </text:span><text:span text:style-name="T7">understands </text:span><text:span text:style-name="T3">reality</text:span>. </text:p>
      <text:p text:style-name="Text_20_body">Social groups inform what is and is not credible. The range of understandings of reality <text:s/>are limited to those that align with the group. “Because these volunteers suffered greatly, the intensity of their suffering triggered their defensive systems, which immediately began working <text:soft-page-break/>to help them achieve a credible positive view of their experience.” (Gilbert 148) <text:span text:style-name="T3">W</text:span>hen <text:span text:style-name="T3">pushing oneself </text:span>into painful experiences, <text:span text:style-name="T3">one </text:span>justif<text:span text:style-name="T3">ies </text:span>the pain. The body is adverse to <text:span text:style-name="T3">pain, but the </text:span>sociological environment <text:span text:style-name="T8">can </text:span>change ones response: <text:span text:style-name="T8">one’s membership encourages understanding </text:span>pain as an acceptable part of reality. <text:span text:style-name="T3">B</text:span>ecause the group is prestigious, <text:span text:style-name="T3">it </text:span>must have been worthwhile. <text:span text:style-name="T9">Pain is linked with </text:span><text:span text:style-name="T3">a</text:span> credible positive valence of the whole experience. Credible here means believable, rather harmonious with what one already believes. “Julia had come to assume, as abused children do, that she must be a horrible person who deserved these punishments” (Stout 420). Julia manufactured a way to understand reality that was in harmony with Julia was <text:span text:style-name="T3">made to believe</text:span>. <text:span text:style-name="T9">As</text:span> a member of an abusive family, <text:span text:style-name="T9">t</text:span>he pain was made acceptable because the group was <text:span text:style-name="T3">inescapable</text:span>. <text:span text:style-name="T3">In addition</text:span>, the experiences were <text:span text:style-name="T3">so awful </text:span>as to cause trauma, alt<text:span text:style-name="T3">ering </text:span><text:span text:style-name="T10">the amygdala-mediated </text:span>memory. This compounds the effect. <text:span text:style-name="T10">T</text:span><text:span text:style-name="T3">he</text:span> narrative which presents the group <text:span text:style-name="T3">as good </text:span>becomes the preferred understanding with which to view reality, <text:span text:style-name="T10">and the memories which might disprove this can’t be recalled</text:span>. Julia’s assumption was informed by their sociological environment <text:span text:style-name="T10">and </text:span>by internal factors. <text:span text:style-name="T3">T</text:span>he product of assumption is belief, perception held as fact, despite dubious relation to truth. <text:span text:style-name="T10">The material of the matter, that of abuse, was not considered credible.</text:span> <text:span text:style-name="T3">S</text:span>ocial groups inform what is credible, what is reasonable to assume. <text:span text:style-name="T10">T</text:span>he range of beliefs <text:span text:style-name="T10">is limited </text:span>to those that contain favorable view<text:span text:style-name="T10">s</text:span> of the group, enforc<text:span text:style-name="T3">ing this </text:span>understanding of reality.</text:p>
      <text:p text:style-name="Text_20_body">Reality is subject to what is understood to be real. That understanding is subject to manipulation, by trauma and by social groups. Social groups invisibly manipulate how it is appropriate to act. There by, the <text:span text:style-name="T11">understanding of reality that </text:span>one comes to is limited to that <text:soft-page-break/><text:span text:style-name="T11">which </text:span>contain<text:span text:style-name="T11">s</text:span> the assumptions of the group. Trauma can be triggered by mundane events, but it quickly supplants the present with elements of the present with that of the traumatizing incident. In either case, the aggregate <text:span text:style-name="T12">understanding </text:span>of real things is <text:span text:style-name="T12">composed more of </text:span>trauma and social groups than by the what might be considered objective. </text:p>
      <text:p text:style-name="P5">Works Cited</text:p>
      <text:p text:style-name="workcited">Gilbert, Daniel, Stumbling On Happiness, 2006. New York: New York. Pp 141-159</text:p>
      <text:p text:style-name="workcited">Johnson, Steven., “Myth of The Ant Queen”. Emergence: The Connected Lives of Ants, Brains, Cities, and Software, Scribner, 2004, pp 187-202.</text:p>
      <text:p text:style-name="P6">Stout, Martha, “When I Woke Up Tuesday It Was Friday”. 2002, Pp 413-4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5in"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workcited" style:family="paragraph" style:parent-style-name="Text_20_body">
      <style:paragraph-properties fo:margin-left="0.5in" fo:margin-right="0in" fo:text-indent="-0.5in" style:auto-text-indent="false">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fe4e" officeooo:paragraph-rsid="0002335d"/>
    </style:style>
    <style:style style:name="MP2"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Dambeck <text:page-number text:select-page="current">6</text:page-number></text:p>
      </style:header>
      <style:footer>
        <text:p text:style-name="MP2"><text:page-number text:select-page="current">6</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2"><text:page-number text:select-page="current">0</text:page-number></text:p>
      </style:footer>
    </style:master-page>
    <style:master-page style:name="OrgFirstPage" style:page-layout-name="Mpm4" draw:style-name="Mdp2" style:next-style-name="OrgPage">
      <style:footer>
        <text:p text:style-name="MP2"><text:page-number text:select-page="current">0</text:page-number></text:p>
      </style:footer>
    </style:master-page>
    <style:master-page style:name="OrgPage" style:page-layout-name="Mpm5"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Doe</meta:initial-creator>
    <dc:date>2023-04-19T14:13:11.882917644</dc:date>
    <meta:creation-date>2023-04-06T15:03:43</meta:creation-date>
    <meta:generator>LibreOffice/7.4.6.2$Linux_X86_64 LibreOffice_project/40$Build-2</meta:generator>
    <meta:keyword/>
    <dc:subject/>
    <dc:title/>
    <meta:editing-duration>PT3H37M13S</meta:editing-duration>
    <meta:editing-cycles>13</meta:editing-cycles>
    <meta:document-statistic meta:table-count="0" meta:image-count="0" meta:object-count="0" meta:page-count="6" meta:paragraph-count="19" meta:word-count="1267" meta:character-count="7902" meta:non-whitespace-character-count="6648"/>
  </office:meta>
</office:document-meta>
</file>